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ae6d1"/>
    </style:style>
    <style:style style:name="P2" style:family="paragraph" style:parent-style-name="Standard">
      <style:text-properties officeooo:rsid="001b1a91" officeooo:paragraph-rsid="001b1a91"/>
    </style:style>
    <style:style style:name="P3" style:family="paragraph" style:parent-style-name="Standard">
      <style:text-properties officeooo:rsid="001cd872" officeooo:paragraph-rsid="001cd872"/>
    </style:style>
    <style:style style:name="T1" style:family="text">
      <style:text-properties officeooo:rsid="001b3bf0"/>
    </style:style>
    <style:style style:name="T2" style:family="text">
      <style:text-properties officeooo:rsid="001ccc4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eadsheet manipulation and printing</text:p>
      <text:p text:style-name="P1"/>
      <text:p text:style-name="P2">Abstract: For the majority of our compliance workflows we are going to be required to populate spreadsheets and create a pdf from the manipulated spreadsheet <text:span text:style-name="T2">and send the spreadsheet back to the user</text:span>. Many of these spreadsheets will require running on Windows because of dependencies on Windows specific libraries for interfacing with the spreadsheets. </text:p>
      <text:p text:style-name="P2"/>
      <text:p text:style-name="P2">Current State: The current state of our spreadsheet tools are <text:span text:style-name="T1">a C# library that interfaces with Spreadsheet Gear and with novaPDF SDK. This library takes a list of sheet, cell, and value tuples to execute a list of changes for the respective spreadsheet. This API is now thread safe by locking around the print calls to the novaPDF SDK. The Spreadsheet Gear calls are thread safe directly. </text:span></text:p>
      <text:p text:style-name="P2"/>
      <text:p text:style-name="P3">Solution: Based on the current workflow process of working with the 6K worker problem it appears that a good solution would be to create a Ruby based worker that executes a standalone C# that would take the sheet, cell, and value tuples via text input file and create a PDF. The Ruby worker would interface with the MMP360 DB and create the text input file for the Spreadsheet Gear app. The PDF output would then be handed off to the Ruby worker to be pushed to S3. </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8T11:42:40.397912000</meta:creation-date>
    <dc:date>2014-05-18T13:27:46.963933000</dc:date>
    <meta:editing-duration>PT1H43M17S</meta:editing-duration>
    <meta:editing-cycles>4</meta:editing-cycles>
    <meta:generator>LibreOffice/4.2.0.4$MacOSX_X86_64 LibreOffice_project/05dceb5d363845f2cf968344d7adab8dcfb2ba71</meta:generator>
    <meta:document-statistic meta:table-count="0" meta:image-count="0" meta:object-count="0" meta:page-count="1" meta:paragraph-count="4" meta:word-count="212" meta:character-count="1246" meta:non-whitespace-character-count="1035"/>
  </office:meta>
</office:document-meta>
</file>